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mA Each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table:style-name="ce1" office:value-type="string" calcext:value-type="string">
            <text:p>Atx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 pwr @ 32 MHz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k Osc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M osc</text:p>
          </table:table-cell>
          <table:table-cell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PROM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N42 Bluetoot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ML6040 Light Sensor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DS Driver+ter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DS Comparitor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Sense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PRODUCT([.B3:.B13];[.C3:.C13])" office:value-type="float" office:value="77.27" calcext:value-type="float">
            <text:p>77.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03T19:46:09.261082702</meta:creation-date>
    <dc:date>2015-12-03T20:08:16.741739670</dc:date>
    <dc:creator>Alex </dc:creator>
    <meta:editing-duration>PT22M6S</meta:editing-duration>
    <meta:editing-cycles>2</meta:editing-cycles>
    <meta:generator>LibreOffice/4.4.3.2$Linux_X86_64 LibreOffice_project/40m0$Build-2</meta:generator>
    <meta:document-statistic meta:table-count="1" meta:cell-count="37" meta:object-count="0"/>
  </office:meta>
</office:document-meta>
</file>